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loext:graphic-properties draw:fill="solid" draw:fill-color="#eeeeee" draw:opacity="100%"/>
      <style:paragraph-properties fo:background-color="#eeeeee"/>
      <style:text-properties fo:language="ru" fo:country="RU"/>
    </style:style>
    <style:style style:name="P9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First_20_line_20_indent">
      <loext:graphic-properties draw:fill="solid" draw:fill-color="#eeeeee" draw:opacity="100%"/>
      <style:paragraph-properties fo:background-color="#eeeeee"/>
      <style:text-properties fo:language="ru" fo:country="RU"/>
    </style:style>
    <style:style style:name="P9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color="#800000"/>
    </style:style>
    <style:style style:name="P10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in" fo:margin-right="0in" fo:text-align="center"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2" style:family="paragraph" style:parent-style-name="Footnote">
      <style:paragraph-properties fo:margin-left="0in" fo:margin-right="0in" fo:text-indent="0in" style:auto-text-indent="false"/>
      <style:text-properties fo:language="en" fo:country="US"/>
    </style:style>
    <style:style style:name="P113" style:family="paragraph" style:parent-style-name="Footnote">
      <style:text-properties fo:language="en" fo:country="US"/>
    </style:style>
    <style:style style:name="P114" style:family="paragraph" style:parent-style-name="Footnote">
      <style:text-properties fo:language="ru" fo:country="RU"/>
    </style:style>
    <style:style style:name="P115" style:family="paragraph" style:parent-style-name="Footnote">
      <style:text-properties style:use-window-font-color="true"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1">
      <style:paragraph-properties fo:text-align="justify" style:justify-single-word="false"/>
      <style:text-properties fo:language="ru" fo:country="RU"/>
    </style:style>
    <style:style style:name="P126" style:family="paragraph" style:parent-style-name="Text_20_body" style:list-style-name="L2">
      <style:paragraph-properties fo:text-align="justify" style:justify-single-word="false"/>
      <style:text-properties fo:language="ru" fo:country="RU"/>
    </style:style>
    <style:style style:name="P12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8" style:family="paragraph" style:parent-style-name="Text_20_body" style:list-style-name="L3">
      <style:text-properties fo:language="ru" fo:country="RU"/>
    </style:style>
    <style:style style:name="P12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62da"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8032c"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2bba"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8032c"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e755b"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3f402"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626eb"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de72" officeooo:paragraph-rsid="000bde72"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755b" officeooo:paragraph-rsid="000e755b"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130d6"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3dfaf"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f402" officeooo:paragraph-rsid="0013f402"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d928" officeooo:paragraph-rsid="0016bb09"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26eb" officeooo:paragraph-rsid="001626eb"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bb09" officeooo:paragraph-rsid="0016bb09"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190592" style:font-style-asian="normal" style:font-weight-asian="normal" style:font-style-complex="normal" style:font-weight-complex="normal"/>
    </style:style>
    <style:style style:name="P14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loext:graphic-properties draw:fill="solid" draw:fill-color="#eeeeee" draw:opacity="100%"/>
      <style:paragraph-properties fo:background-color="#eeeeee"/>
      <style:text-properties fo:language="ru" fo:country="RU"/>
    </style:style>
    <style:style style:name="P154" style:family="paragraph" style:parent-style-name="Heading_20_2">
      <loext:graphic-properties draw:fill="solid" draw:fill-color="#eeeeee" draw:opacity="100%"/>
      <style:paragraph-properties fo:background-color="#eeeeee"/>
    </style:style>
    <style:style style:name="P155" style:family="paragraph" style:parent-style-name="Heading_20_1">
      <loext:graphic-properties draw:fill="solid" draw:fill-color="#eeeeee" draw:opacity="100%"/>
      <style:paragraph-properties fo:background-color="#eeeee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08032c"/>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officeooo:rsid="000662da"/>
    </style:style>
    <style:style style:name="T59" style:family="text">
      <style:text-properties officeooo:rsid="0008032c"/>
    </style:style>
    <style:style style:name="T60" style:family="text">
      <style:text-properties officeooo:rsid="000ad106"/>
    </style:style>
    <style:style style:name="T61" style:family="text">
      <style:text-properties officeooo:rsid="000b2bba"/>
    </style:style>
    <style:style style:name="T62" style:family="text">
      <style:text-properties officeooo:rsid="000c7cf1"/>
    </style:style>
    <style:style style:name="T63" style:family="text">
      <style:text-properties officeooo:rsid="000cc782"/>
    </style:style>
    <style:style style:name="T64" style:family="text">
      <style:text-properties officeooo:rsid="001130d6"/>
    </style:style>
    <style:style style:name="T65" style:family="text">
      <style:text-properties officeooo:rsid="00120dab"/>
    </style:style>
    <style:style style:name="T66" style:family="text">
      <style:text-properties officeooo:rsid="0013f402"/>
    </style:style>
    <style:style style:name="T67" style:family="text">
      <style:text-properties officeooo:rsid="001490d3"/>
    </style:style>
    <style:style style:name="T68" style:family="text">
      <style:text-properties officeooo:rsid="00160f72"/>
    </style:style>
    <style:style style:name="T69" style:family="text">
      <style:text-properties officeooo:rsid="001626eb"/>
    </style:style>
    <style:style style:name="T70" style:family="text">
      <style:text-properties officeooo:rsid="001902fd"/>
    </style:style>
    <style:style style:name="T71" style:family="text">
      <style:text-properties officeooo:rsid="00190592"/>
    </style:style>
    <style:style style:name="T72" style:family="text">
      <style:text-properties officeooo:rsid="001a970d"/>
    </style:style>
    <style:style style:name="T73" style:family="text">
      <style:text-properties officeooo:rsid="001ba2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035139226392495263" text:style-name="L1">
        <text:list-item>
          <text:p text:style-name="P124">добавить детектив <text:span text:style-name="T1">(реализовано)</text:span>+ магические уроки/трактаты Старсвирла (реализовано)</text:p>
        </text:list-item>
        <text:list-item>
          <text:p text:style-name="P125">Терра несколько раз пытается убить Макса (один раз — в аквапарке). Несколько раз Макса спасает Селестия (даёт приказы Нексусу)</text:p>
        </text:list-item>
        <text:list-item>
          <text:p text:style-name="P125">Книги:</text:p>
        </text:list-item>
      </text:list>
      <text:list xml:id="list4758820985218652055" text:style-name="L2">
        <text:list-item>
          <text:p text:style-name="P126">«Великие грифоны прошлого» - из канона (5<text:span text:style-name="T8">s8e)</text:span></text:p>
        </text:list-item>
        <text:list-item>
          <text:p text:style-name="P126">«Высшие заклинания в повседневном использовании: от песчинки до дворца»</text:p>
        </text:list-item>
        <text:list-item>
          <text:p text:style-name="P127">«Малоизвестные аспекты магии трансформаций»</text:p>
        </text:list-item>
        <text:list-item>
          <text:p text:style-name="P12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6">Дасти Вейфарер «Зебрианская культура, быт и фольклор»</text:p>
        </text:list-item>
        <text:list-item>
          <text:p text:style-name="P126">«Краткая история Эквестрии»</text:p>
        </text:list-item>
        <text:list-item>
          <text:p text:style-name="P126">«Шедевры архитектуры Эквестрии» с разделом о Кантерлотском Королевском Дворце</text:p>
        </text:list-item>
        <text:list-item>
          <text:p text:style-name="P126">«Великие дела и великие чары». Страница 893: …</text:p>
        </text:list-item>
        <text:list-item>
          <text:p text:style-name="P126">«Природа Проклятий» - обмен</text:p>
        </text:list-item>
        <text:list-item>
          <text:p text:style-name="P126">«<text:span text:style-name="T45">Магия для Чайников</text:span>» - обмен</text:p>
        </text:list-item>
        <text:list-item>
          <text:p text:style-name="P126">«Энциклопедия Арканум» - обмен</text:p>
        </text:list-item>
        <text:list-item>
          <text:p text:style-name="P126">«О Гейсах» - обмен</text:p>
        </text:list-item>
        <text:list-item>
          <text:p text:style-name="P126">«<text:span text:style-name="T54">Тайны Тайных Наук</text:span>» - обмен</text:p>
        </text:list-item>
        <text:list-item>
          <text:p text:style-name="P127">«Основы Заклятий» - обмен</text:p>
        </text:list-item>
        <text:list-item>
          <text:p text:style-name="P126">«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6710489930637396662" text:style-name="L3">
        <text:list-item>
          <text:p text:style-name="P12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8">Селестия — переменчивая пони. В одно время не строгая, а в другое может быть такой, что страшно становится</text:p>
        </text:list-item>
        <text:list-item>
          <text:p text:style-name="P128">У Селестии были такие элементы гармонии: Магия, Доброта, Смех. У Луны — Верность, Честность, Щедрость. (ксенофазия)</text:p>
        </text:list-item>
        <text:list-item>
          <text:p text:style-name="P12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8">Около 820-ти лет назад будущий маг Лайтнинг Стар поступил на обучение к наставнику Тииспоту</text:p>
        </text:list-item>
        <text:list-item>
          <text:p text:style-name="P12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8">У Селестии грива и хвост развеваются и переливаются от магического шампуня</text:p>
        </text:list-item>
        <text:list-item>
          <text:p text:style-name="P128">Тело Селестии очень крепкое — может выдержать несколько тонн земли</text:p>
        </text:list-item>
        <text:list-item>
          <text:p text:style-name="P128">Дискорд намного старше принцесс, его магия сильнее ихней на голову</text:p>
        </text:list-item>
        <text:list-item>
          <text:p text:style-name="P128">Луна младше Селестии на 3 года. Сёстрам около 5000 лет. По другим данным, Селестии около 2500 лет (Обмен).</text:p>
        </text:list-item>
        <text:list-item>
          <text:p text:style-name="P128">Принцессы начали войну с Дискордом в возрасте, когда им было около 700 лет — и продолжалась война почти сто лет</text:p>
        </text:list-item>
        <text:list-item>
          <text:p text:style-name="P128">Самый главный враг сестёр и Дискорда — скука</text:p>
        </text:list-item>
        <text:list-item>
          <text:p text:style-name="P128">В Эквестрии на одного жеребца приходится четыре - пять кобыл</text:p>
        </text:list-item>
        <text:list-item>
          <text:p text:style-name="P12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8">Селестия в первые полторы тысячи лет путешествовала — и заварила несколько войн (две — с Эквестрией, в одной была против Луны)</text:p>
        </text:list-item>
        <text:list-item>
          <text:p text:style-name="P128">Настоящий цвет гривы Селестии — клубнично-розовая. Радужный цвет гривы и хвоста поддерживается магией</text:p>
        </text:list-item>
        <text:list-item>
          <text:p text:style-name="P128">Кроме Дискорда, старше сестёр ещё старейшина драконов</text:p>
        </text:list-item>
        <text:list-item>
          <text:p text:style-name="P128">Кэйденс не прожила и 60-ти лет и является низкорожденной</text:p>
        </text:list-item>
        <text:list-item>
          <text:p text:style-name="P12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8">Народ тихо фигел от нововведений и с ещё большим ожесточением продолжал делать по-своему</text:p>
        </text:list-item>
        <text:list-item>
          <text:p text:style-name="P12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8">Когда пони женятся, они обмениваются ножными браслетами</text:p>
        </text:list-item>
        <text:list-item>
          <text:p text:style-name="P128">Светилами, кроме сестёр, могут управлять единороги (группы), Дискорд, Твайлайт и Старсвирл</text:p>
        </text:list-item>
        <text:list-item>
          <text:p text:style-name="P128">Королева Кризалис — правительница Зелёной Долины</text:p>
        </text:list-item>
        <text:list-item>
          <text:p text:style-name="P128">Мать Луны и Селестии — аликорн Лорен. Мать Дискорда — Алиса (пони-человек)</text:p>
        </text:list-item>
        <text:list-item>
          <text:p text:style-name="P12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1" text:outline-level="2">1. Терра</text:h>
      <text:p text:style-name="P27">музыка - кондовая электронная, холодная и отчаянная (Electronics “Disappointed”)</text:p>
      <text:p text:style-name="P10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1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5"><text:span text:style-name="T8">&gt;\</text:span>Привет, Нексус. Это Макс.</text:p>
      <text:p text:style-name="P65"><text:span text:style-name="T8">&lt;\</text:span>Привет Макс. <text:span text:style-name="T1">Рад тебя видеть. Где ты отсутствовал три дня?</text:span></text:p>
      <text:p text:style-name="P6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5"><text:span text:style-name="T8">&gt;\</text:span>Как называется наш проект?</text:p>
      <text:p text:style-name="P65"><text:span text:style-name="T8">&lt;\</text:span>Дайсон.</text:p>
      <text:p text:style-name="P65"><text:span text:style-name="T8">&gt;\</text:span>Сколько тебе лет?</text:p>
      <text:p text:style-name="P65"><text:soft-page-break/><text:span text:style-name="T8">&lt;\</text:span>Два года с начала запуска кластера.</text:p>
      <text:p text:style-name="P65"><text:span text:style-name="T8">&gt;\</text:span>Какой сейчас год?</text:p>
      <text:p text:style-name="P65"><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5"><text:span text:style-name="T8">&gt;\</text:span>Нексус, отключи память <text:span text:style-name="T1">заданий</text:span> за последнюю неделю.</text:p>
      <text:p text:style-name="P65"><text:span text:style-name="T8">&lt;\</text:span>Выполнено.</text:p>
      <text:p text:style-name="P6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8">&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8">&lt;\</text:span><text:span text:style-name="T1">Выполняю задачу</text:span>...</text:p>
      <text:p text:style-name="P66"><text:span text:style-name="T8">&lt;\</text:span>...</text:p>
      <text:p text:style-name="P66"><text:span text:style-name="T8">&lt;\</text:span>Решение:</text:p>
      <text:p text:style-name="P66"><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5"><text:span text:style-name="T8">&gt;</text:span>\Нексус, почему ты используешь жёсткие настройки <text:span text:style-name="T1">для решения задачи</text:span>?</text:p>
      <text:p text:style-name="P65"><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65"><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1">***</text:p>
      <text:p text:style-name="P10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3">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8">Музыка быстрая, тревожная, надорваная и печальная (Pet Shop Boys “So Hard” ?)</text:p>
      <text:p text:style-name="P29"/>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3">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4">Спи, сестра моя родная,<text:line-break/>Спи. Усни.<text:line-break/>Крыльями тебя укрою,<text:line-break/>Спи. Усни.</text:p><text:p text:style-name="P114"><text:tab/>В чаще тёмной волки воют,<text:line-break/>Спи. Усни.</text:p><text:p text:style-name="P114"><text:tab/>В мрачном замке духи ноют,<text:line-break/>Спи. Усни.</text:p><text:p text:style-name="P114"><text:tab/>Сказки вечность нам читает,<text:line-break/>Спи. Усни.<text:line-break/>День осенний угасает,<text:line-break/>Спи. Усни.<text:line-break/>Помни только в сне глубоком,</text:p><text:p text:style-name="P11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6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8029731620140810478" text:style-name="L4">
        <text:list-item>
          <text:p text:style-name="P12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2"><text:s/>Сколько страниц сегодня нахреначили?</text:p><text:p text:style-name="P113">– <text:span text:style-name="T1">Восемь, учитель!</text:span></text:p><text:p text:style-name="P113">–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52"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9">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1" text:outline-level="2">6. Стыд</text:h>
      <text:p text:style-name="P52"/>
      <text:p text:style-name="P58">~~~ Завтра на семь в библиотеке ~~~</text:p>
      <text:p text:style-name="P5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0">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5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5">Мне печалиться не стоит</text:p><text:p text:style-name="P115">Жизнь прекрасна и ярка</text:p><text:p text:style-name="P115">Телом молода, душою —</text:p><text:p text:style-name="P115">Как дракон морской мудра</text:p><text:p text:style-name="P115"/><text:p text:style-name="P115">Я видала взлёт империй,</text:p><text:p text:style-name="P115">Я жила среди легенд,</text:p><text:p text:style-name="P115">Древней магии мистерий</text:p><text:p text:style-name="P115">Я прилежнейший студент</text:p><text:p text:style-name="P115"/><text:p text:style-name="P115">Обожаема народом,</text:p><text:p text:style-name="P115">Уважаема врагом,</text:p><text:p text:style-name="P115">Но друзей моих немного,</text:p><text:p text:style-name="P115">Гложет душу холодом</text:p><text:p text:style-name="P115"/><text:p text:style-name="P115">Одинока и печальна,</text:p><text:p text:style-name="P115">Недоступна и строга,</text:p><text:p text:style-name="P115">Потеряла изначальный</text:p><text:p text:style-name="P115">Смысл жизни навсегда</text:p><text:p text:style-name="P115"/><text:p text:style-name="P115">Жизнь моя теперь публична,</text:p><text:p text:style-name="P115">Жизнь моя теперь для всех,</text:p><text:p text:style-name="P115">В этом — горе, в этом — счастье,</text:p><text:p text:style-name="P11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7">Додж </text:span><text:span text:style-name="T18">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1">– </text:span>“<text:span text:style-name="T1">Что я могу сделать, чтобы вернуть всё назад?</text:span>”</text:p>
      <text:p text:style-name="P14"><text:span text:style-name="T41">–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3">Что бы это значило, Флер?</text:span></text:p>
      <text:p text:style-name="P14"><text:span text:style-name="T41">–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38">&lt;</text:span><text:span text:style-name="T53">Mark Knopfler - </text:span><text:span text:style-name="T52">Hill Farmer's Blues</text:span><text:span text:style-name="T38">&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60">***</text:p>
      <text:p text:style-name="P69">&lt;Seal — Amazing <text:span text:style-name="T1">(T</text:span><text:span text:style-name="T8">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0">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5">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text:soft-page-break/>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3">.</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0">Чужестранец-человек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6">эт правда?</text:span></text:p>
      <text:p text:style-name="P52"><text:span text:style-name="T13">– </text:span><text:span text:style-name="T56">Какая из? Их много, вообще-то. Ик!</text:span></text:p>
      <text:p text:style-name="P5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2"><text:span text:style-name="T13">– </text:span><text:span text:style-name="T56">Пока не умру?</text:span></text:p>
      <text:p text:style-name="P5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6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8">P.S. Н</text:span>е гневите мироздание воровством! <text:span text:style-name="T30">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6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8"/>
      <text:h text:style-name="Heading_20_2" text:outline-level="2">13. Мэйнхэттен</text:h>
      <text:p text:style-name="P58"/>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2">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8">–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131"><text:span text:style-name="T58">Т</text:span>ак как дипломатические таланты пегаски оставляли желать лучшего, <text:span text:style-name="T58">я</text:span>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text:span text:style-name="T59">обернулась</text:span> на меня и мрачно спросила:</text:p>
      <text:p text:style-name="P56"><text:span text:style-name="T8">– </text:span>Ей ведь нельзя <text:span text:style-name="T60">рассказывать</text:span>,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134">Дэш кивнула, закрыла глаза и схватилась за голову, как бы готовясь сказать нечто невыносимое. Потом она произнесла <text:span text:style-name="T68">напряжённым, </text:span><text:s/>неестественно тонким голосом:</text:p>
      <text:p text:style-name="P132"><text:span text:style-name="T8">– </text:span><text:span text:style-name="T59">Трикси. Если ты нас отпустишь, я готова выступать в твоих представлениях. Кем угодно. Целый месяц! После сопровождения Макса в Понивилль…</text:span></text:p>
      <text:p text:style-name="P133"><text:span text:style-name="T8">– </text:span><text:span text:style-name="T61">ОГО!</text:span></text:p>
      <text:p text:style-name="P138">Единорожка <text:span text:style-name="T63">аж </text:span>уселась на крыльцо от удивления.</text:p>
      <text:p text:style-name="P135"><text:span text:style-name="T8">– </text:span><text:span text:style-name="T62">Представлем себе, ЧТО вы скрываете, если пегаска готова на ТАКОЕ! Признаюсь, вам удалось нас заинтересовать!</text:span></text:p>
      <text:p text:style-name="P139">Единорожка в задумчивости стала ходить по веранде туда-сюда, разговаривая сама с собой.</text:p>
      <text:p text:style-name="P135"><text:span text:style-name="T8">– </text:span><text:span text:style-name="T62">Если в этом участвует САМА Селестия, Великой и Могущественной Трикси ТЕМ БОЛЕЕ надо в </text:span><text:soft-page-break/><text:span text:style-name="T62">этом участвовать! Нам просто необходимо во всём разобраться и внести свой РЕШАЮЩИЙ вклад в дело! Решено!!!</text:span></text:p>
      <text:p text:style-name="P140">Единорожка встала на задние ноги и захлопала в копыта. После чего она метнулась в дом, <text:span text:style-name="T67">по</text:span>тянув нас <text:span text:style-name="T67">за собой</text:span>.</text:p>
      <text:p text:style-name="P141">В небольшой комнатке напротив камина стоял диван, <text:span text:style-name="T65">шкаф и трюмо. На трюмо лежала отстроконечная шляпа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span></text:p>
      <text:p text:style-name="P142">Единорожка улеглась на диване. <text:span text:style-name="T64">Мы с Дэш </text:span>шмякнулись на ковёр.</text:p>
      <text:p text:style-name="P136"><text:span text:style-name="T8">– </text:span><text:span text:style-name="T66">Мы приняли решение не выдавать вас полиции в обмен на то, что вы расскажете нам о вашей секретной миссии!</text:span></text:p>
      <text:p text:style-name="P137"><text:span text:style-name="T8">– </text:span><text:span text:style-name="T69">Не пойдёт! </text:span><text:span text:style-name="T8">– </text:span><text:span text:style-name="T69">заявил я. </text:span><text:span text:style-name="T8">– </text:span><text:span text:style-name="T69">Я уже сказал, что это тайна. Мне добавить нечего.</text:span></text:p>
      <text:p text:style-name="P137"><text:span text:style-name="T8">– </text:span><text:span text:style-name="T69">Да неужели? </text:span><text:span text:style-name="T8">– </text:span><text:span text:style-name="T69">захлопала ресницами Трикси. </text:span><text:span text:style-name="T8">– </text:span><text:span text:style-name="T69">Ты хорошо подумал?</text:span></text:p>
      <text:p text:style-name="P144">Окно <text:s/>комнаты распахнулось. <text:span text:style-name="T73">В комнату ворвался</text:span> вой сирены. Несколько полицейских <text:span text:style-name="T72">фургонов </text:span>промчались мимо.</text:p>
      <text:p text:style-name="P143">Вот чёрт!</text:p>
      <text:p text:style-name="P143">…</text:p>
      <text:p text:style-name="P143"/>
      <text:p text:style-name="P143"/>
      <text:p text:style-name="P146"><text:span text:style-name="T14">– </text:span>Так вот, <text:span text:style-name="T70">почему в последнее время представления так изматывают нас! Утечка магии не может не волновать нас! </text:span><text:span text:style-name="T14">– </text:span><text:span text:style-name="T71">единорожка задумалась.</text:span></text:p>
      <text:p text:style-name="P146"><text:span text:style-name="T14">– </text:span><text:span text:style-name="T71">Так вот почему я не могу нести тебя! </text:span><text:span text:style-name="T14">– </text:span><text:span text:style-name="T71">вторила ей пегаска. </text:span><text:span text:style-name="T14">– </text:span><text:span text:style-name="T71">Я была готова сквозь землю провалиться от стыда!</text:span></text:p>
      <text:p text:style-name="P145"/>
      <text:p text:style-name="P145"/>
      <text:p text:style-name="P145"/>
      <text:p text:style-name="P145"/>
      <text:p text:style-name="P56"><text:span text:style-name="T8"/></text:p>
      <text:p text:style-name="P50"/>
      <text:p text:style-name="P103"><text:span text:style-name="T8"><text:s/>&lt;</text:span><text:span text:style-name="T27"> - </text:span><text:span text:style-name="T22">Я не могу быть вашим спасителем! Я намного хуже и испорченнее вас!</text:span><text:span text:style-name="T8">&gt;</text:span></text:p>
      <text:p text:style-name="P56"/>
      <text:p text:style-name="P50">&lt;<text:span text:style-name="T23">Главы с Максом и Дэш — в стиле «Криминального чтива»</text:span>&gt;</text:p>
      <text:p text:style-name="P56">Исчезновение дневной главы диархии: Эквестрия в панике!</text:p>
      <text:p text:style-name="P56">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0"/>
      <text:p text:style-name="P1"><text:span text:style-name="T39">&lt;</text:span><text:span text:style-name="T34">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text:span><text:soft-page-break/><text:span text:style-name="T23">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oft-page-break/><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oft-page-break/><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text:soft-page-break/>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9">В разговоре в Кантерлоте с Луной после исчезновения Селестии Макс узнаёт, что она (Селестия) </text:span><text:soft-page-break/><text:span text:style-name="T29">холодна к сексу.</text:span><text:span text:style-name="T8">&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5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5">&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oft-page-break/><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4"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4"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text:soft-page-break/>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
      <text:p text:style-name="P88"/>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4" text:outline-level="2">В библиотеке замка Селестии</text:h>
      <text:p text:style-name="P9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4" text:outline-level="2"><text:soft-page-break/>Понивилль</text:h>
      <text:p text:style-name="P2"/>
      <text:h text:style-name="P15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
      <text:h text:style-name="P154"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4" text:outline-level="2">Сон Макса</text:h>
      <text:p text:style-name="P95"/>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oft-page-break/><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5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8">&gt;</text:span></text:p>
      <text:p text:style-name="P2"><text:span text:style-name="T8">Хотя</text:span> за то немногое время, что мы провели вместе, я понял, что ожидать от голубой пегаски <text:soft-page-break/>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5"/>
      <text:p text:style-name="P95"/>
      <text:p text:style-name="P95"/>
      <text:p text:style-name="P95"/>
      <text:p text:style-name="P2"><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8">&gt;</text:span></text:p>
      <text:p text:style-name="P2"><text:span text:style-name="T8">&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text:soft-page-break/>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4"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text:soft-page-break/>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4" text:outline-level="2">Поиск решения</text:h>
      <text:p text:style-name="P95"/>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8">&gt;</text:span></text:p>
      <text:p text:style-name="P2"/>
      <text:h text:style-name="P154"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27">—</text:span><text:span text:style-name="T23"> </text:span><text:span text:style-name="T27">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2">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oft-page-break/><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text:soft-page-break/>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4"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4" text:outline-level="2">След?</text:h>
      <text:p text:style-name="P95"/>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2">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4"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2">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oft-page-break/><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2425821189936217688" text:style-name="L5">
        <text:list-header>
          <text:p text:style-name="P14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144161181008419" text:continue-numbering="true" text:style-name="L5">
        <text:list-header>
          <text:p text:style-name="P147">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4160233662708" text:continue-numbering="true" text:style-name="L5">
        <text:list-header>
          <text:p text:style-name="P147">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4159267753235" text:continue-numbering="true" text:style-name="L5">
        <text:list-header>
          <text:p text:style-name="P147">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
      <text:h text:style-name="P153" text:outline-level="2">Почти.</text:h>
      <text:p text:style-name="P92"/>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53" text:outline-level="2">Дискорд</text:h>
      <text:p text:style-name="P95"/>
      <text:p text:style-name="P92">Девушки поспешно собирались, пока я растолковывал им задачу.</text:p>
      <text:p text:style-name="P92"><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8">– </text:span>Это тот твой приятель, который разбился с полгода назад? – спросила Эпплджек.</text:p>
      <text:p text:style-name="P92"><text:span text:style-name="T8">– </text:span>Да, это он.</text:p>
      <text:p text:style-name="P92"><text:span text:style-name="T8">– </text:span>А как мы попадём в его квартиру? Там сейчас кто-то живёт? – Флаттершай прыгала на одной ноге, натягивая кед.</text:p>
      <text:p text:style-name="P9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pan text:style-name="T8">– </text:span>Макс, что случилось? У нас проблемы?</text:p>
      <text:p text:style-name="P9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8">– </text:span>Так что, будем ломать дверь? – Эпплджек критически осмотрелась, подмечая бабулек на лавочке и зевак во внутреннем скверике.</text:p>
      <text:p text:style-name="P93"><text:span text:style-name="T8">– </text:span>Нет нужды. Лучше станьте-ка сзади меня так, чтобы заслонить от этих бабулек и от вооон той камеры наблюдения.</text:p>
      <text:list xml:id="list3533859462646443455" text:style-name="L6">
        <text:list-header>
          <text:p text:style-name="P14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6"><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6"><text:span text:style-name="T8">– </text:span>Макс, тут окно разбито! И верёвка какая-то висит. – крикнула Флаттершай из кухни.</text:p>
      <text:p text:style-name="P116"><text:span text:style-name="T8">– </text:span>Оставь, Флатти, не сейчас! – отмахнулся я.</text:p>
      <text:p text:style-name="P123">Лампочка питания на ноутбуке горела, <text:s/>но подключенный монитор оставался тёмным. Я постучал по пробелу, но безрезультатно.</text:p>
      <text:p text:style-name="P11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6"><text:span text:style-name="T8">– </text:span>Монитор выключен. – <text:s/>раздалось из угла. Кресло с высокой спинкой повернулось, открыв нашим взорам Дискорда. </text:p>
      <text:p text:style-name="P11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16">Он приподнял панамку, дурашливо здороваясь.</text:p>
      <text:p text:style-name="P116"><text:span text:style-name="T8">– </text:span>Оп-па! – пробормотала Эпплджек. – Нежданчик!</text:p>
      <text:p text:style-name="P116"><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6"><text:span text:style-name="T8">– </text:span>С кем это вы тут разговариваете?</text:p>
      <text:list xml:id="list3631036163051373294" text:style-name="L7">
        <text:list-header>
          <text:p text:style-name="P15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искорда появилось удивлённо-мечтательное выражение и он вырубился.</text:p>
      <text:p text:style-name="P116"/>
      <text:h text:style-name="P154" text:outline-level="2">Селестия</text:h>
      <text:p text:style-name="P116"/>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6">Включенный монитор показал схематическое изображение Селестиии, </text:p>
      <text:p text:style-name="P117">&gt;\<text:span text:style-name="T1">Привет, Селестия. Это Макс. Как себя чувствуешь?</text:span></text:p>
      <text:p text:style-name="P117">&lt;\<text:span text:style-name="T1">Макс? МАКС??? МА-А-А-АКС!!! НАКОНЕЦ-ТО! КАК Я РАДА ТЕБЯ СЛЫШАТЬ! </text:span></text:p>
      <text:p text:style-name="P117">&gt;\<text:span text:style-name="T1">Я рад, что нашёл тебя, Тия.</text:span></text:p>
      <text:p text:style-name="P11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7">&gt;\<text:span text:style-name="T1">Тия, я сейчас подключу микрофон и колонки, и мы сможем общаться более удобно.</text:span></text:p>
      <text:p text:style-name="P116">…</text:p>
      <text:p text:style-name="P116"><text:soft-page-break/>– Привет опять. Как ты меня слышишь?</text:p>
      <text:p text:style-name="P11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7">– <text:span text:style-name="T1">Могу себе представить. Как-то раз я провёл три часа камере сенсорной депривации. Мне не понравилось.</text:span></text:p>
      <text:p text:style-name="P116">– Эммм... Ваше Высочество, вы в порядке? Мы так рады, что наконец-то нашли Вас! – вклинилась в разговор Эпплджек.</text:p>
      <text:p text:style-name="P116">– Кто тут? Макс, кто ещё с тобой?</text:p>
      <text:p text:style-name="P117"><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7">– <text:span text:style-name="T1">Девочки? Я рада вас слышать. А Твайлайт нет рядом?</text:span></text:p>
      <text:p text:style-name="P11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6">При этих словах Дискорд замычал и задёргался. Эпплджек нахмурилась и проверила верёвки, привязывающие его к спинке стула.</text:p>
      <text:p text:style-name="P11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6">– Ноутбук — так называется место, где я нахожусь сейчас? А кто это мычит?</text:p>
      <text:p text:style-name="P11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6">– О, духи предков, но зачем??? Почему у него кляп во рту?</text:p>
      <text:p text:style-name="P116">– Мы связали его. Он нас предал. И тебя. И Эквестрию. Всех.</text:p>
      <text:p text:style-name="P116">При этих словах Эпплджек и Флаттершай непонимающе уставились на меня, а Дискорд протестующе замычал.</text:p>
      <text:p text:style-name="P116">Я начал рассказывать о своих догадках, и непонимающее выражение на лицах девушек сменилось удивлением.</text:p>
      <text:p text:style-name="P11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6">– А зачем тогда ты приложила его книгой? – непонимающе уставился я на неё.</text:p>
      <text:p text:style-name="P116">– Потому что ты напал на него. Я и подумала — тебе виднее. И подсобила.</text:p>
      <text:p text:style-name="P116">Флаттершай отрицающе мотнула головой.</text:p>
      <text:p text:style-name="P116">– Не может Дискорд быть предателем. Он мой друг.</text:p>
      <text:p text:style-name="P116">Дискорд благодарственно замычал и закивал головой.</text:p>
      <text:p text:style-name="P11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6">Дискорд завёл глаза на лоб и обречённо завыл.</text:p>
      <text:p text:style-name="P116">– Макс, постой. Дай мне поговорить с ним. – сказала Селестия. – Не могу поверить, что Дискорд на такое пошёл.</text:p>
      <text:p text:style-name="P116">– Ну хорошо. Поговори. Послушаем, что он скажет.</text:p>
      <text:p text:style-name="P116">Я красноречиво покачал кулак перед его носом и вытащил кляп.</text:p>
      <text:p text:style-name="P116">...</text:p>
      <text:p text:style-name="P105"><text:soft-page-break/>–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23">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9">– И что? – продолжила его мысль Эпплджек.</text:p>
      <text:p text:style-name="P109">–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5"/>
      <text:h text:style-name="P154" text:outline-level="2">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text:soft-page-break/>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5"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text:span><text:soft-page-break/><text:span text:style-name="T1">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0">–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text:soft-page-break/>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7">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8">– Хорошо. Уболтал. Кьютимарки беру на себя. Так и знал, что мне самое трудное достанется!</text:p>
      <text:p text:style-name="P11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8">Анакорн проследил мой взгляд.</text:p>
      <text:p text:style-name="P118">– Нечего так смотреть. Если я стану применять магию вместо ловкости, теряется весь смысл упражнения... О, глянь-ка на Эквус!</text:p>
      <text:p text:style-name="P11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8"/>
      <text:p text:style-name="P120">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45">Именно из-за распыления энергии, Эквестрия не может реализоваться.</text:span></text:p>
      <text:p text:style-name="P12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1"/>
      <text:p text:style-name="P12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0"/>
      <text:p text:style-name="P120"/>
      <text:p text:style-name="P118">Я опять задумался. В голове было пусто. Хотя, если подумать с точки зрения программиста, можно... Наверное можно, раз все предыдущее прокатило...</text:p>
      <text:p text:style-name="P119">–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9">– Не понял? Это как? Как ты совместишь разрушенную магическими войнами Эквестрию с романтически-сексуальным раем для попаданцев?</text:p>
      <text:p text:style-name="P11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9">Анакорн долго мусолил карандаш, а потом вдруг заржал.</text:p>
      <text:p text:style-name="P11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9">Анакорн примирительно похлопал меня по плечу.</text:p>
      <text:p text:style-name="P11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9">Я подозрительно посмотрел на Анакорна.</text:p>
      <text:p text:style-name="P119"><text:span text:style-name="T8">– </text:span>Какой ещё, нафиг, «мой фанфик»? Я никакого фанфика не писал. И не собираюсь, вообще-то.</text:p>
      <text:p text:style-name="P119">Анакорн ехидно ухмыльнулся и откинулся в кресле, переплетя пальцы за затылком.</text:p>
      <text:p text:style-name="P11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8"><text:span text:style-name="T8">–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8"><text:span text:style-name="T8">– </text:span>Факн щит<text:note text:id="ftn13" text:note-class="footnote"><text:note-citation>13</text:note-citation><text:note-body><text:p text:style-name="P11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8">Анакорн развёл руками.</text:p>
      <text:p text:style-name="P11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8">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text:soft-page-break/>–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2">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text:soft-page-break/>–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2">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4423995693079360452" text:style-name="L8">
        <text:list-header>
          <text:p text:style-name="P149">(<text:span text:style-name="T29">Луна — как повелительница снов, слышала разговор Макса с Анакорном</text:span>)</text:p>
          <text:p text:style-name="P150"><text:soft-page-break/></text:p>
        </text:list-header>
      </text:list>
      <text:p text:style-name="P106">***</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54"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text:soft-page-break/>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text:soft-page-break/></text:p>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5T14:40:55.429000000</dc:date>
    <meta:editing-duration>P80DT14H1M58S</meta:editing-duration>
    <meta:editing-cycles>4467</meta:editing-cycles>
    <meta:generator>LibreOffice/5.1.0.3$Windows_x86 LibreOffice_project/5e3e00a007d9b3b6efb6797a8b8e57b51ab1f737</meta:generator>
    <meta:document-statistic meta:table-count="0" meta:image-count="0" meta:object-count="0" meta:page-count="159" meta:paragraph-count="3254" meta:word-count="73467" meta:character-count="488929" meta:non-whitespace-character-count="415206"/>
  </office:meta>
</office:document-meta>
</file>